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1c01" officeooo:paragraph-rsid="00151c01"/>
    </style:style>
    <style:style style:name="P2" style:family="paragraph" style:parent-style-name="Standard">
      <style:paragraph-properties fo:text-align="start" style:justify-single-word="false"/>
      <style:text-properties officeooo:rsid="001b7bda" officeooo:paragraph-rsid="001b7bda"/>
    </style:style>
    <style:style style:name="P3" style:family="paragraph" style:parent-style-name="Standard">
      <style:paragraph-properties fo:text-align="start" style:justify-single-word="false"/>
      <style:text-properties officeooo:rsid="001ce1cd" officeooo:paragraph-rsid="001ce1cd"/>
    </style:style>
    <style:style style:name="P4" style:family="paragraph" style:parent-style-name="Standard">
      <style:paragraph-properties fo:text-align="start" style:justify-single-word="false"/>
      <style:text-properties officeooo:rsid="001f718f" officeooo:paragraph-rsid="001f718f"/>
    </style:style>
    <style:style style:name="P5" style:family="paragraph" style:parent-style-name="Standard">
      <style:paragraph-properties fo:text-align="start" style:justify-single-word="false"/>
      <style:text-properties officeooo:rsid="00262176" officeooo:paragraph-rsid="00262176"/>
    </style:style>
    <style:style style:name="P6" style:family="paragraph" style:parent-style-name="Standard">
      <style:paragraph-properties fo:text-align="start" style:justify-single-word="false"/>
      <style:text-properties officeooo:rsid="002a4bb7" officeooo:paragraph-rsid="002bd33e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2ea321" officeooo:paragraph-rsid="002ea321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rsid="00338c0b" officeooo:paragraph-rsid="00338c0b" fo:background-color="transparent"/>
    </style:style>
    <style:style style:name="P9" style:family="paragraph" style:parent-style-name="Standard">
      <style:paragraph-properties fo:text-align="start" style:justify-single-word="false"/>
      <style:text-properties officeooo:rsid="0033b66e" officeooo:paragraph-rsid="0033b66e" fo:background-color="transparent"/>
    </style:style>
    <style:style style:name="P10" style:family="paragraph" style:parent-style-name="Standard">
      <style:paragraph-properties fo:line-height="100%" fo:text-align="start" style:justify-single-word="false"/>
      <style:text-properties officeooo:paragraph-rsid="00338c0b"/>
    </style:style>
    <style:style style:name="P11" style:family="paragraph" style:parent-style-name="Standard">
      <style:paragraph-properties fo:text-align="center" style:justify-single-word="false"/>
      <style:text-properties fo:font-size="14pt" officeooo:rsid="00151c01" officeooo:paragraph-rsid="00151c01" style:font-size-asian="14pt" style:font-size-complex="14pt"/>
    </style:style>
    <style:style style:name="P12" style:family="paragraph" style:parent-style-name="Preformatted_20_Text">
      <style:text-properties fo:background-color="#ffff00"/>
    </style:style>
    <style:style style:name="P13" style:family="paragraph" style:parent-style-name="Preformatted_20_Text">
      <style:paragraph-properties fo:line-height="150%" fo:text-align="start" style:justify-single-word="false"/>
      <style:text-properties fo:color="#000000" fo:font-size="10pt" officeooo:rsid="00469286" officeooo:paragraph-rsid="00469286" fo:background-color="transparent" style:font-size-asian="10pt" style:font-size-complex="10pt"/>
    </style:style>
    <style:style style:name="P14" style:family="paragraph" style:parent-style-name="Preformatted_20_Text">
      <style:text-properties fo:color="#000000" style:font-name="DejaVu Sans Mono" fo:font-size="9pt" style:font-size-asian="9pt" style:font-size-complex="9pt"/>
    </style:style>
    <style:style style:name="P15" style:family="paragraph" style:parent-style-name="Preformatted_20_Text">
      <style:text-properties fo:color="#000000" fo:font-size="9pt" style:font-size-asian="9pt" style:font-size-complex="9pt"/>
    </style:style>
    <style:style style:name="P16" style:family="paragraph" style:parent-style-name="Preformatted_20_Text">
      <style:text-properties officeooo:rsid="00365781" officeooo:paragraph-rsid="00365781"/>
    </style:style>
    <style:style style:name="P17" style:family="paragraph" style:parent-style-name="Preformatted_20_Text">
      <style:paragraph-properties fo:line-height="150%" fo:text-align="start" style:justify-single-word="false"/>
      <style:text-properties fo:color="#800000" fo:font-size="12pt" officeooo:rsid="00469286" officeooo:paragraph-rsid="00469286" fo:background-color="transparent" style:font-size-asian="12pt" style:font-size-complex="12pt"/>
    </style:style>
    <style:style style:name="P18" style:family="paragraph" style:parent-style-name="Preformatted_20_Text">
      <style:paragraph-properties fo:margin-top="0in" fo:margin-bottom="0.1965in" loext:contextual-spacing="false" fo:line-height="100%"/>
      <style:text-properties fo:font-size="12pt" officeooo:rsid="0027ff25" officeooo:paragraph-rsid="0035bf89" fo:background-color="transparent" style:font-size-asian="12pt" style:font-size-complex="12pt"/>
    </style:style>
    <style:style style:name="P19" style:family="paragraph" style:parent-style-name="Preformatted_20_Text">
      <style:paragraph-properties fo:margin-top="0in" fo:margin-bottom="0.1965in" loext:contextual-spacing="false" fo:line-height="100%"/>
      <style:text-properties officeooo:paragraph-rsid="0035bf89"/>
    </style:style>
    <style:style style:name="P20" style:family="paragraph" style:parent-style-name="Preformatted_20_Text">
      <style:paragraph-properties fo:margin-top="0in" fo:margin-bottom="0.1965in" loext:contextual-spacing="false"/>
      <style:text-properties style:font-name="Liberation Sans" fo:font-size="11pt" fo:font-weight="bold" officeooo:rsid="004a6488" officeooo:paragraph-rsid="004a6488" fo:background-color="transparent" style:font-name-asian="Noto Sans CJK SC Regular" style:font-size-asian="11pt" style:font-weight-asian="bold" style:font-name-complex="FreeSans" style:font-size-complex="11pt" style:font-weight-complex="bold"/>
    </style:style>
    <style:style style:name="P21" style:family="paragraph" style:parent-style-name="Preformatted_20_Text">
      <style:paragraph-properties fo:margin-top="0in" fo:margin-bottom="0.1965in" loext:contextual-spacing="false"/>
      <style:text-properties fo:font-size="9pt" officeooo:paragraph-rsid="004a6488" style:font-size-asian="9pt" style:font-size-complex="9pt"/>
    </style:style>
    <style:style style:name="P22" style:family="paragraph" style:parent-style-name="Preformatted_20_Text" style:list-style-name="L1">
      <style:paragraph-properties fo:text-align="start" style:justify-single-word="false"/>
      <style:text-properties fo:font-size="11pt" officeooo:rsid="0039c388" officeooo:paragraph-rsid="004a6488" fo:background-color="transparent" style:font-size-asian="11pt" style:font-size-complex="11pt"/>
    </style:style>
    <style:style style:name="P23" style:family="paragraph" style:parent-style-name="Preformatted_20_Text" style:list-style-name="L2">
      <style:paragraph-properties fo:line-height="150%" fo:text-align="start" style:justify-single-word="false"/>
      <style:text-properties fo:color="#800000" fo:font-size="12pt" officeooo:rsid="00403ba8" officeooo:paragraph-rsid="00403ba8" fo:background-color="transparent" style:font-size-asian="12pt" style:font-size-complex="12pt"/>
    </style:style>
    <style:style style:name="P24" style:family="paragraph" style:parent-style-name="Preformatted_20_Text">
      <style:paragraph-properties fo:margin-top="0in" fo:margin-bottom="0.1965in" loext:contextual-spacing="false"/>
      <style:text-properties fo:color="#000000" style:font-name="Liberation Sans" fo:font-size="11pt" fo:font-weight="bold" officeooo:rsid="004a6488" officeooo:paragraph-rsid="004a6488" fo:background-color="transparent" style:font-name-asian="Noto Sans CJK SC Regular" style:font-size-asian="11pt" style:font-weight-asian="bold" style:font-name-complex="FreeSans" style:font-size-complex="11pt" style:font-weight-complex="bold"/>
    </style:style>
    <style:style style:name="P25" style:family="paragraph" style:parent-style-name="Preformatted_20_Text">
      <style:paragraph-properties fo:margin-top="0in" fo:margin-bottom="0.1965in" loext:contextual-spacing="false"/>
      <style:text-properties fo:color="#000000" style:font-name="Liberation Sans" fo:font-size="11pt" fo:font-weight="bold" officeooo:rsid="004a723e" officeooo:paragraph-rsid="004a6488" fo:background-color="transparent" style:font-name-asian="Noto Sans CJK SC Regular" style:font-size-asian="11pt" style:font-weight-asian="bold" style:font-name-complex="FreeSans" style:font-size-complex="11pt" style:font-weight-complex="bold"/>
    </style:style>
    <style:style style:name="P26" style:family="paragraph" style:parent-style-name="Preformatted_20_Text">
      <style:paragraph-properties fo:margin-top="0in" fo:margin-bottom="0.1965in" loext:contextual-spacing="false"/>
      <style:text-properties style:font-name="Liberation Sans" fo:font-size="11pt" fo:font-weight="bold" officeooo:rsid="004a6488" officeooo:paragraph-rsid="004a6488" fo:background-color="transparent" style:font-name-asian="Noto Sans CJK SC Regular" style:font-size-asian="11pt" style:font-weight-asian="bold" style:font-name-complex="FreeSans" style:font-size-complex="11pt" style:font-weight-complex="bold"/>
    </style:style>
    <style:style style:name="P27" style:family="paragraph" style:parent-style-name="Preformatted_20_Text">
      <style:paragraph-properties fo:margin-top="0in" fo:margin-bottom="0.1965in" loext:contextual-spacing="false"/>
      <style:text-properties style:font-name="Liberation Sans" fo:font-size="11pt" fo:font-weight="bold" officeooo:rsid="004cae3c" officeooo:paragraph-rsid="004cae3c" fo:background-color="transparent" style:font-name-asian="Noto Sans CJK SC Regular" style:font-size-asian="11pt" style:font-weight-asian="bold" style:font-name-complex="FreeSans" style:font-size-complex="11pt" style:font-weight-complex="bold"/>
    </style:style>
    <style:style style:name="P28" style:family="paragraph" style:parent-style-name="Preformatted_20_Text">
      <style:paragraph-properties fo:margin-top="0in" fo:margin-bottom="0.1965in" loext:contextual-spacing="false"/>
      <style:text-properties style:font-name="Liberation Sans" fo:font-size="11pt" fo:font-weight="bold" officeooo:rsid="004ce761" officeooo:paragraph-rsid="004ce761" fo:background-color="transparent" style:font-name-asian="Noto Sans CJK SC Regular" style:font-size-asian="11pt" style:font-weight-asian="bold" style:font-name-complex="FreeSans" style:font-size-complex="11pt" style:font-weight-complex="bold"/>
    </style:style>
    <style:style style:name="P29" style:family="paragraph" style:parent-style-name="Preformatted_20_Text">
      <style:paragraph-properties fo:margin-top="0in" fo:margin-bottom="0.1965in" loext:contextual-spacing="false"/>
      <style:text-properties style:font-name="Liberation Sans" fo:font-size="11pt" fo:font-weight="bold" officeooo:rsid="004ce761" officeooo:paragraph-rsid="005840ec" fo:background-color="transparent" style:font-name-asian="Noto Sans CJK SC Regular" style:font-size-asian="11pt" style:font-weight-asian="bold" style:font-name-complex="FreeSans" style:font-size-complex="11pt" style:font-weight-complex="bold"/>
    </style:style>
    <style:style style:name="P30" style:family="paragraph" style:parent-style-name="Preformatted_20_Text">
      <style:paragraph-properties fo:margin-top="0in" fo:margin-bottom="0.1965in" loext:contextual-spacing="false"/>
      <style:text-properties fo:font-size="11pt" officeooo:rsid="004ce761" officeooo:paragraph-rsid="005840ec" fo:background-color="transparent" style:font-size-asian="11pt" style:font-size-complex="11pt"/>
    </style:style>
    <style:style style:name="P31" style:family="paragraph" style:parent-style-name="Preformatted_20_Text">
      <style:paragraph-properties fo:margin-top="0in" fo:margin-bottom="0.1965in" loext:contextual-spacing="false"/>
      <style:text-properties fo:font-size="11pt" officeooo:rsid="005e5b9d" officeooo:paragraph-rsid="005e5b9d" fo:background-color="transparent" style:font-size-asian="11pt" style:font-size-complex="11pt"/>
    </style:style>
    <style:style style:name="P32" style:family="paragraph" style:parent-style-name="Heading_20_3">
      <style:text-properties officeooo:paragraph-rsid="004a6488"/>
    </style:style>
    <style:style style:name="P33" style:family="paragraph" style:parent-style-name="Heading_20_3">
      <style:text-properties fo:font-size="11pt" officeooo:rsid="004a6488" officeooo:paragraph-rsid="004a6488" fo:background-color="transparent" style:font-size-asian="11pt" style:font-size-complex="11pt"/>
    </style:style>
    <style:style style:name="T1" style:family="text">
      <style:text-properties officeooo:rsid="00164658"/>
    </style:style>
    <style:style style:name="T2" style:family="text">
      <style:text-properties officeooo:rsid="001ad0ba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ad0ba" fo:background-color="#ffff00" loext:char-shading-value="0"/>
    </style:style>
    <style:style style:name="T5" style:family="text">
      <style:text-properties officeooo:rsid="0027ff25" fo:background-color="#ffff00" loext:char-shading-value="0"/>
    </style:style>
    <style:style style:name="T6" style:family="text">
      <style:text-properties officeooo:rsid="001e3465"/>
    </style:style>
    <style:style style:name="T7" style:family="text">
      <style:text-properties officeooo:rsid="002106ad"/>
    </style:style>
    <style:style style:name="T8" style:family="text">
      <style:text-properties officeooo:rsid="0027ff25"/>
    </style:style>
    <style:style style:name="T9" style:family="text">
      <style:text-properties officeooo:rsid="0031c4ae"/>
    </style:style>
    <style:style style:name="T10" style:family="text">
      <style:text-properties fo:color="#800000" officeooo:rsid="0031c4ae" fo:background-color="#ffff00" loext:char-shading-value="0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9pt" style:font-size-asian="9pt" style:font-size-complex="9pt"/>
    </style:style>
    <style:style style:name="T13" style:family="text">
      <style:text-properties officeooo:rsid="0033b66e" fo:background-color="transparent" loext:char-shading-value="0"/>
    </style:style>
    <style:style style:name="T14" style:family="text">
      <style:text-properties officeooo:rsid="00338c0b" fo:background-color="transparent" loext:char-shading-value="0"/>
    </style:style>
    <style:style style:name="T15" style:family="text">
      <style:text-properties officeooo:rsid="0027ff25" fo:background-color="transparent" loext:char-shading-value="0"/>
    </style:style>
    <style:style style:name="T16" style:family="text">
      <style:text-properties fo:color="#008080" style:font-name="DejaVu Sans Mono" fo:font-size="12pt" fo:font-weight="bold" officeooo:rsid="0027ff25" fo:background-color="#ffff00" loext:char-shading-value="0" style:font-size-asian="12pt" style:font-size-complex="12pt"/>
    </style:style>
    <style:style style:name="T17" style:family="text">
      <style:text-properties fo:color="#008080" style:font-name="DejaVu Sans Mono" fo:font-weight="bold"/>
    </style:style>
    <style:style style:name="T18" style:family="text">
      <style:text-properties fo:color="#008080" style:font-name="DejaVu Sans Mono" fo:font-size="9pt" fo:font-weight="bold" style:font-size-asian="9pt" style:font-size-complex="9pt"/>
    </style:style>
    <style:style style:name="T19" style:family="text">
      <style:text-properties fo:color="#008080" style:font-name-asian="DejaVu Sans Mono" style:font-weight-asian="bold"/>
    </style:style>
    <style:style style:name="T20" style:family="text">
      <style:text-properties fo:color="#008080" fo:font-size="9pt" style:font-name-asian="DejaVu Sans Mono" style:font-size-asian="9pt" style:font-weight-asian="bold" style:font-size-complex="9pt"/>
    </style:style>
    <style:style style:name="T21" style:family="text">
      <style:text-properties fo:color="#000080"/>
    </style:style>
    <style:style style:name="T22" style:family="text">
      <style:text-properties fo:color="#000080" fo:font-weight="bold"/>
    </style:style>
    <style:style style:name="T23" style:family="text">
      <style:text-properties fo:color="#000080" style:font-name="DejaVu Sans Mono"/>
    </style:style>
    <style:style style:name="T24" style:family="text">
      <style:text-properties fo:color="#000080" style:font-name="DejaVu Sans Mono" fo:font-size="12pt" fo:font-weight="bold" officeooo:rsid="0027ff25" fo:background-color="#ffff00" loext:char-shading-value="0" style:font-size-asian="12pt" style:font-size-complex="12pt"/>
    </style:style>
    <style:style style:name="T25" style:family="text">
      <style:text-properties fo:color="#000080" style:font-name="DejaVu Sans Mono" fo:font-size="9pt" style:font-size-asian="9pt" style:font-size-complex="9pt"/>
    </style:style>
    <style:style style:name="T26" style:family="text">
      <style:text-properties fo:color="#000000"/>
    </style:style>
    <style:style style:name="T27" style:family="text">
      <style:text-properties fo:color="#000000" style:font-name="DejaVu Sans Mono"/>
    </style:style>
    <style:style style:name="T28" style:family="text">
      <style:text-properties fo:color="#000000" style:font-name="DejaVu Sans Mono" fo:font-size="12pt" officeooo:rsid="0027ff25" fo:background-color="#ffff00" loext:char-shading-value="0" style:font-size-asian="12pt" style:font-size-complex="12pt"/>
    </style:style>
    <style:style style:name="T29" style:family="text">
      <style:text-properties fo:color="#000000" style:font-name="DejaVu Sans Mono" officeooo:rsid="0035bf89"/>
    </style:style>
    <style:style style:name="T30" style:family="text">
      <style:text-properties fo:color="#000000" officeooo:rsid="004a723e"/>
    </style:style>
    <style:style style:name="T31" style:family="text">
      <style:text-properties fo:color="#000000" officeooo:rsid="004b7888"/>
    </style:style>
    <style:style style:name="T32" style:family="text">
      <style:text-properties fo:color="#000000" officeooo:rsid="004eaedb"/>
    </style:style>
    <style:style style:name="T33" style:family="text">
      <style:text-properties fo:color="#000000" officeooo:rsid="00508e78"/>
    </style:style>
    <style:style style:name="T34" style:family="text">
      <style:text-properties fo:color="#000000" officeooo:rsid="0053311b"/>
    </style:style>
    <style:style style:name="T35" style:family="text">
      <style:text-properties fo:color="#000000" officeooo:rsid="00542b36"/>
    </style:style>
    <style:style style:name="T36" style:family="text">
      <style:text-properties fo:color="#000000" officeooo:rsid="0057688b"/>
    </style:style>
    <style:style style:name="T37" style:family="text">
      <style:text-properties fo:color="#000000" officeooo:rsid="005840ec"/>
    </style:style>
    <style:style style:name="T38" style:family="text"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T39" style:family="text">
      <style:text-properties fo:color="#000000" style:font-name="Liberation Sans" fo:font-weight="bold" officeooo:rsid="00542b36" style:font-name-asian="Noto Sans CJK SC Regular" style:font-weight-asian="bold" style:font-name-complex="FreeSans" style:font-weight-complex="bold"/>
    </style:style>
    <style:style style:name="T40" style:family="text">
      <style:text-properties fo:color="#000000" style:font-name="Liberation Sans" fo:font-weight="bold" officeooo:rsid="005840ec" style:font-name-asian="Noto Sans CJK SC Regular" style:font-weight-asian="bold" style:font-name-complex="FreeSans" style:font-weight-complex="bold"/>
    </style:style>
    <style:style style:name="T41" style:family="text">
      <style:text-properties fo:color="#000000" style:font-name="Liberation Sans" fo:font-weight="bold" officeooo:rsid="0059cd9d" style:font-name-asian="Noto Sans CJK SC Regular" style:font-weight-asian="bold" style:font-name-complex="FreeSans" style:font-weight-complex="bold"/>
    </style:style>
    <style:style style:name="T42" style:family="text">
      <style:text-properties fo:color="#000000" style:font-name="Liberation Sans" fo:font-weight="bold" officeooo:rsid="005ef6a8" style:font-name-asian="Noto Sans CJK SC Regular" style:font-weight-asian="bold" style:font-name-complex="FreeSans" style:font-weight-complex="bold"/>
    </style:style>
    <style:style style:name="T43" style:family="text">
      <style:text-properties fo:color="#000000" style:font-name="Liberation Sans" fo:font-weight="bold" officeooo:rsid="006016fe" style:font-name-asian="Noto Sans CJK SC Regular" style:font-weight-asian="bold" style:font-name-complex="FreeSans" style:font-weight-complex="bold"/>
    </style:style>
    <style:style style:name="T44" style:family="text">
      <style:text-properties fo:color="#000000" style:font-name="Liberation Sans" fo:font-weight="bold" officeooo:rsid="00619325" style:font-name-asian="Noto Sans CJK SC Regular" style:font-weight-asian="bold" style:font-name-complex="FreeSans" style:font-weight-complex="bold"/>
    </style:style>
    <style:style style:name="T45" style:family="text">
      <style:text-properties fo:color="#000000" style:font-name="Liberation Sans" fo:font-weight="bold" officeooo:rsid="0059cd9d" fo:background-color="#ffff00" loext:char-shading-value="0" style:font-name-asian="Noto Sans CJK SC Regular" style:font-weight-asian="bold" style:font-name-complex="FreeSans" style:font-weight-complex="bold"/>
    </style:style>
    <style:style style:name="T46" style:family="text">
      <style:text-properties fo:color="#000000" style:font-name="Liberation Sans" fo:font-weight="bold" officeooo:rsid="0059cd9d" fo:background-color="#ffff00" loext:char-shading-value="0" style:font-name-asian="Noto Sans CJK SC Regular" style:font-weight-asian="bold" style:font-name-complex="FreeSans" style:font-weight-complex="bold"/>
    </style:style>
    <style:style style:name="T47" style:family="text">
      <style:text-properties fo:color="#000000" officeooo:rsid="00597a39"/>
    </style:style>
    <style:style style:name="T48" style:family="text">
      <style:text-properties fo:color="#0000ff"/>
    </style:style>
    <style:style style:name="T49" style:family="text">
      <style:text-properties officeooo:rsid="004a648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ython学习</text:p>
      <text:p text:style-name="P1">print<text:span text:style-name="T1">( ) </text:span>打印</text:p>
      <text:p text:style-name="P1">input<text:span text:style-name="T1">( ) 输入</text:span></text:p>
      <text:p text:style-name="P1">int<text:span text:style-name="T1">( ) 强制类型转换</text:span></text:p>
      <text:p text:style-name="P1"><text:span text:style-name="T3">dir</text:span><text:span text:style-name="T4">(__builtins__)</text:span><text:span text:style-name="T2">查看python的内置函数</text:span></text:p>
      <text:p text:style-name="P2"><text:span text:style-name="T3">help(input) </text:span>查看python中的input函数的作用</text:p>
      <text:p text:style-name="P3">1. 变量可以是字母、数字、下划线，但不能以数字开头<text:span text:style-name="T9">，</text:span><text:span text:style-name="T10">不能与函数同名.</text:span></text:p>
      <text:p text:style-name="P3">2. 字母可以是大写或小写，但大小写是不同的。变量的命名要规范<text:span text:style-name="T6">。</text:span></text:p>
      <text:p text:style-name="P4">3. 字符串 <text:s/><text:span text:style-name="T7">(单/双引号, 成对出现) <text:s/></text:span>"5"+"6"——&gt;”56”</text:p>
      <text:p text:style-name="P5"><text:s text:c="3"/><text:span text:style-name="T3">想打印’要用转义字符”\” </text:span><text:span text:style-name="T5">，或者用双引号打印</text:span></text:p>
      <text:p text:style-name="P6"><text:span text:style-name="T8">4. ‘</text:span><text:a xlink:type="simple" xlink:href="../../../../C:/now" text:style-name="Internet_20_link" text:visited-style-name="Visited_20_Internet_20_Link"><text:span text:style-name="T8">C:\now</text:span></text:a><text:span text:style-name="T8">”打印print(”C:\now“)时，会将\n看成换行符，需要</text:span><text:span text:style-name="T5">“\\”</text:span><text:span text:style-name="T8">进行转义。</text:span></text:p>
      <text:p text:style-name="P7">&gt;&gt;&gt; str = 'c:\\now'</text:p>
      <text:p text:style-name="P7">&gt;&gt;&gt; str</text:p>
      <text:p text:style-name="P7">'c:\\now'</text:p>
      <text:p text:style-name="P7">&gt;&gt;&gt; print(str)</text:p>
      <text:p text:style-name="P7"><text:a xlink:type="simple" xlink:href="../../../../c:/now" text:style-name="Internet_20_link" text:visited-style-name="Visited_20_Internet_20_Link">c:\now</text:a></text:p>
      <text:p text:style-name="P10"><text:span text:style-name="T14">5. </text:span><text:span text:style-name="T15"><text:s/></text:span><text:span text:style-name="T28">str = </text:span><text:span text:style-name="T16">r'C:\Program Files\FishC\Good''</text:span><text:span text:style-name="T24">\\</text:span><text:span text:style-name="T16">'</text:span></text:p>
      <text:p text:style-name="P18"><text:span text:style-name="T23">print</text:span><text:span text:style-name="T27">(str)---</text:span><text:span text:style-name="T29">&gt;C:\Program Files\FishC\Good\</text:span></text:p>
      <text:p text:style-name="P19"><text:span text:style-name="T15">r是raw string的意思，即</text:span><text:span text:style-name="T14">原始字符串，不进行任何转移，多用于正则。</text:span></text:p>
      <text:p text:style-name="Standard"><text:span text:style-name="T13">6. </text:span># first = "23"</text:p>
      <text:p text:style-name="P12"># print直接打印字符串，没有双引号</text:p>
      <text:p text:style-name="Preformatted_20_Text"># print(first)---&gt;23</text:p>
      <text:p text:style-name="P16">7. 三引号的使用，文段的书写</text:p>
      <text:h text:style-name="Heading_20_3" text:outline-level="3">04 改进游戏</text:h>
      <text:h text:style-name="P32" text:outline-level="3">条件分支</text:h>
      <text:h text:style-name="P33" text:outline-level="3">（1）if-else条件</text:h>
      <text:list xml:id="list2684393686802899895" text:style-name="L1">
        <text:list-header>
          <text:p text:style-name="P22"><text:span text:style-name="T49">猜错的话，</text:span>提示用户答案大了还是小了</text:p>
        </text:list-header>
      </text:list>
      <text:list xml:id="list32373323933807153" text:style-name="L2">
        <text:list-item>
          <text:p text:style-name="P23">&gt;，&gt;=，&lt;，&lt;=,==,!= <text:s/>返回True和False</text:p>
        </text:list-item>
      </text:list>
      <text:p text:style-name="P17">例子：</text:p>
      <text:p text:style-name="P13"><text:span text:style-name="T11"><text:s text:c="3"/></text:span><text:span text:style-name="T12"><text:s/>temp = </text:span><text:span text:style-name="T25">input</text:span><text:span text:style-name="T12">(</text:span><text:span text:style-name="T18">"</text:span><text:span text:style-name="T20">请输入一个数字：</text:span><text:span text:style-name="T18">"</text:span><text:span text:style-name="T12">)</text:span></text:p>
      <text:p text:style-name="P14"><text:s text:c="4"/>guess = <text:span text:style-name="T21">int</text:span>(temp)</text:p>
      <text:p text:style-name="P14"><text:span text:style-name="T22"><text:tab/> if </text:span>guess == <text:span text:style-name="T48">8</text:span>:</text:p>
      <text:p text:style-name="P15"><text:s text:c="4"/><text:tab/> <text:span text:style-name="T23">print</text:span><text:span text:style-name="T11">(</text:span><text:span text:style-name="T17">"</text:span><text:span text:style-name="T19">你是小甲鱼肚子里的蛔虫吗？</text:span><text:span text:style-name="T17">"</text:span><text:span text:style-name="T11">)</text:span></text:p>
      <text:p text:style-name="P15"><text:s text:c="4"/><text:tab/> <text:span text:style-name="T23">print</text:span><text:span text:style-name="T11">(</text:span><text:span text:style-name="T17">"</text:span><text:span text:style-name="T19">哼，猜对也没有奖励</text:span><text:span text:style-name="T17">"</text:span><text:span text:style-name="T11">)</text:span></text:p>
      <text:p text:style-name="P14"><text:span text:style-name="T22"><text:tab/> elif </text:span>guess &gt; <text:span text:style-name="T48">8</text:span>:</text:p>
      <text:p text:style-name="P15"><text:s text:c="4"/><text:tab/> <text:span text:style-name="T23">print</text:span><text:span text:style-name="T11">(</text:span><text:span text:style-name="T17">"</text:span><text:span text:style-name="T19">哥，大了大了</text:span><text:span text:style-name="T17">"</text:span><text:span text:style-name="T11">)</text:span></text:p>
      <text:p text:style-name="P14"><text:span text:style-name="T22"><text:tab/> else</text:span>:</text:p>
      <text:p text:style-name="P15"><text:s text:c="4"/><text:tab/> <text:span text:style-name="T23">print</text:span><text:span text:style-name="T11">(</text:span><text:span text:style-name="T17">"</text:span><text:span text:style-name="T19">嘿，小了小了</text:span><text:span text:style-name="T17">"</text:span><text:span text:style-name="T11">)</text:span></text:p>
      <text:p text:style-name="P21"><text:span text:style-name="T23"><text:tab/> <text:s/>print</text:span><text:span text:style-name="T27">(</text:span><text:span text:style-name="T17">"</text:span><text:span text:style-name="T19">游戏结束，不玩啦</text:span><text:span text:style-name="T17">"</text:span><text:span text:style-name="T27">)</text:span></text:p>
      <text:p text:style-name="P24">（2）while循环</text:p>
      <text:p text:style-name="P20"><text:span text:style-name="T26"><text:s text:c="3"/>while</text:span><text:span text:style-name="T30">： </text:span></text:p>
      <text:p text:style-name="P25"><text:s text:c="8"/>循环体</text:p>
      <text:p text:style-name="P20"><text:soft-page-break/><text:span text:style-name="T30">and 并列</text:span><text:span text:style-name="T31">，返回布尔型，True或False</text:span></text:p>
      <text:p text:style-name="P27"><text:span text:style-name="T31">0</text:span><text:span text:style-name="T26">5. <text:s/>python的数据类型</text:span></text:p>
      <text:p text:style-name="P28"><text:span text:style-name="T26"><text:s text:c="6"/>整型</text:span><text:span text:style-name="T33">（15e4=150000）、</text:span><text:span text:style-name="T26">浮点型</text:span><text:span text:style-name="T32">(e记法，科学计数法)</text:span><text:span text:style-name="T26">，</text:span><text:span text:style-name="T36">字符串型</text:span><text:span text:style-name="T47">str()</text:span><text:span text:style-name="T36">，</text:span><text:span text:style-name="T26">布尔型</text:span><text:span text:style-name="T34">(True/False)</text:span></text:p>
      <text:p text:style-name="P29"><text:span text:style-name="T34"><text:s text:c="5"/></text:span><text:span text:style-name="T35">数据类型转换：</text:span><text:span text:style-name="T37">a <text:s/>= 5.99, <text:s/></text:span><text:span text:style-name="T35">int(a) </text:span><text:span text:style-name="T37">= 5</text:span><text:span text:style-name="T35">, </text:span></text:p>
      <text:p text:style-name="P30"><text:span text:style-name="T39"><text:s text:c="31"/></text:span><text:span text:style-name="T40">a <text:s/>= “520”,</text:span><text:span text:style-name="T39"> <text:s/>float(a)</text:span><text:span text:style-name="T40">=520</text:span></text:p>
      <text:p text:style-name="P30"><text:span text:style-name="T40"><text:s text:c="32"/></text:span><text:span text:style-name="T41">a <text:s/>= 520, <text:s/></text:span><text:span text:style-name="T46">str(a) </text:span><text:span text:style-name="T41">= “520”</text:span></text:p>
      <text:p text:style-name="P31"><text:span text:style-name="T41"><text:s text:c="3"/>获取数据类型</text:span><text:span text:style-name="T42">：type(a)</text:span></text:p>
      <text:p text:style-name="P31"><text:span text:style-name="T42"><text:s text:c="30"/></text:span><text:span text:style-name="T43">type(True)-------&gt;bool</text:span></text:p>
      <text:p text:style-name="P31"><text:span text:style-name="T43"><text:s text:c="29"/>isinstance() 函数来判断一个对象是否是一个已知的类型</text:span></text:p>
      <text:p text:style-name="P31"><text:span text:style-name="T43"><text:s text:c="30"/></text:span><text:span text:style-name="T44">isinstance</text:span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0:12:14.302116475</meta:creation-date>
    <dc:date>2020-09-07T18:21:34.655660721</dc:date>
    <meta:editing-duration>PT4H38M12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487" meta:character-count="1263" meta:non-whitespace-character-count="968"/>
  </office:meta>
</office:document-meta>
</file>